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eb613d"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eb613d" draw:fill="solid" draw:fill-color="#00cc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cm" svg:height="1.3cm" svg:x="3.4cm" svg:y="6.901cm">
          <text:p text:style-name="P1"><text:span text:style-name="T1">FilterChainProx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5cm" svg:y1="5.401cm" svg:x2="6.5cm" svg:y2="6.901cm" draw:start-shape="id1" draw:start-glue-point="2" draw:end-shape="id2" draw:end-glue-point="0" svg:d="M6500 5401v1500" svg:viewBox="0 0 1 1501">
          <text:p/>
        </draw:connector>
        <draw:custom-shape draw:style-name="gr3" draw:text-style-name="P1" xml:id="id5" draw:id="id5" draw:layer="layout" svg:width="6.2cm" svg:height="1.3cm" svg:x="3.4cm" svg:y="1.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7.1cm" svg:height="1.3cm" svg:x="2.95cm" svg:y="12.1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5cm" svg:y1="12.1cm" svg:x2="6.5cm" svg:y2="10.802cm" draw:start-shape="id3" draw:start-glue-point="0" draw:end-shape="id4" draw:end-glue-point="2" svg:d="M6500 12100v-1298" svg:viewBox="0 0 1 1299">
          <text:p/>
        </draw:connector>
        <draw:custom-shape draw:style-name="gr1" draw:text-style-name="P1" xml:id="id1" draw:id="id1" draw:layer="layout" svg:width="6.2cm" svg:height="1.3cm" svg:x="3.4cm" svg:y="4.10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5cm" svg:y1="2.8cm" svg:x2="6.5cm" svg:y2="4.101cm" draw:start-shape="id5" draw:start-glue-point="2" draw:end-shape="id1" draw:end-glue-point="0" svg:d="M6500 2800v1301" svg:viewBox="0 0 1 1302">
          <text:p/>
        </draw:connector>
        <draw:custom-shape draw:style-name="gr1" draw:text-style-name="P1" xml:id="id4" draw:id="id4" draw:layer="layout" svg:width="6.2cm" svg:height="1.3cm" svg:x="3.4cm" svg:y="9.502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5cm" svg:y1="8.201cm" svg:x2="6.5cm" svg:y2="9.502cm" draw:start-shape="id2" draw:start-glue-point="2" draw:end-shape="id4" draw:end-glue-point="0" svg:d="M6500 8201v1301" svg:viewBox="0 0 1 1302">
          <text:p/>
        </draw:connector>
        <draw:custom-shape draw:style-name="gr1" draw:text-style-name="P1" xml:id="id7" draw:id="id7" draw:layer="layout" svg:width="6.2cm" svg:height="1.3cm" svg:x="12.8cm" svg:y="6.90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9cm" svg:y1="5.401cm" svg:x2="15.9cm" svg:y2="6.901cm" draw:start-shape="id6" draw:start-glue-point="2" draw:end-shape="id7" draw:end-glue-point="0" svg:d="M15900 5401v1500" svg:viewBox="0 0 1 1501">
          <text:p/>
        </draw:connector>
        <draw:custom-shape draw:style-name="gr1" draw:text-style-name="P1" xml:id="id6" draw:id="id6" draw:layer="layout" svg:width="6.2cm" svg:height="1.3cm" svg:x="12.8cm" svg:y="4.10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2cm" svg:height="1.3cm" svg:x="12.8cm" svg:y="9.502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9cm" svg:y1="8.201cm" svg:x2="15.9cm" svg:y2="9.502cm" draw:start-shape="id7" draw:start-glue-point="2" draw:end-shape="id8" draw:end-glue-point="0" svg:d="M15900 8201v1301" svg:viewBox="0 0 1 1302">
          <text:p/>
        </draw:connector>
        <draw:connector draw:style-name="gr2" draw:text-style-name="P1" draw:layer="layout" draw:line-skew="-0.2cm" svg:x1="12.8cm" svg:y1="4.751cm" svg:x2="9.6cm" svg:y2="7.551cm" draw:start-shape="id6" draw:end-shape="id2" draw:end-glue-point="1" svg:d="M12800 4751h-1800v2800h-1400" svg:viewBox="0 0 3201 2801">
          <text:p/>
        </draw:connector>
        <draw:connector draw:style-name="gr2" draw:text-style-name="P1" draw:layer="layout" draw:line-skew="0.05cm" svg:x1="12.8cm" svg:y1="10.152cm" svg:x2="9.6cm" svg:y2="7.551cm" draw:start-shape="id8" svg:d="M12800 10152h-1800v-2601h-1400" svg:viewBox="0 0 3201 2602">
          <text:p/>
        </draw:connector>
        <draw:custom-shape draw:style-name="gr5" draw:text-style-name="P1" draw:layer="layout" svg:width="8cm" svg:height="9.3cm" svg:x="11.9cm" svg:y="2.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7.9cm" svg:height="0.963cm" svg:x="12cm" svg:y="1.637cm">
          <draw:text-box>
            <text:p text:style-name="P1"><text:span text:style-name="T1">Spring Security Filter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10-21T16:38:29.283533701</dc:date>
    <meta:editing-duration>P4DT16H49M24S</meta:editing-duration>
    <meta:editing-cycles>15</meta:editing-cycles>
    <meta:generator>LibreOffice/4.2.7.2$Linux_X86_64 LibreOffice_project/420m0$Build-2</meta:generator>
    <meta:document-statistic meta:object-count="18"/>
  </office:meta>
</office:document-meta>
</file>